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402cm"/>
    </style:style>
    <style:style style:name="Tabelle1.B" style:family="table-column">
      <style:table-column-properties style:column-width="5.292cm"/>
    </style:style>
    <style:style style:name="Tabelle1.C" style:family="table-column">
      <style:table-column-properties style:column-width="6.615cm"/>
    </style:style>
    <style:style style:name="Tabelle1.D" style:family="table-column">
      <style:table-column-properties style:column-width="3.704cm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ira Sans" officeooo:rsid="0029b4f0" officeooo:paragraph-rsid="004f8a18"/>
    </style:style>
    <style:style style:name="P2" style:family="paragraph" style:parent-style-name="Standard">
      <style:text-properties style:font-name="Fira Sans" officeooo:rsid="0029b4f0" officeooo:paragraph-rsid="005005fc"/>
    </style:style>
    <style:style style:name="P3" style:family="paragraph" style:parent-style-name="Standard">
      <style:text-properties style:font-name="Fira Sans" officeooo:paragraph-rsid="005094ac"/>
    </style:style>
    <style:style style:name="P4" style:family="paragraph" style:parent-style-name="Table_20_Contents">
      <style:text-properties style:font-name="Fira Sans" officeooo:paragraph-rsid="004f8a18"/>
    </style:style>
    <style:style style:name="P5" style:family="paragraph" style:parent-style-name="Table_20_Contents">
      <style:text-properties style:font-name="Fira Sans" officeooo:paragraph-rsid="005005fc"/>
    </style:style>
    <style:style style:name="P6" style:family="paragraph" style:parent-style-name="Table_20_Contents">
      <style:text-properties style:font-name="Fira Sans" officeooo:paragraph-rsid="005094ac"/>
    </style:style>
    <style:style style:name="P7" style:family="paragraph" style:parent-style-name="Table_20_Contents">
      <style:text-properties style:font-name="Fira Sans" fo:font-size="12pt" officeooo:paragraph-rsid="005094ac" style:font-size-asian="12pt" style:font-size-complex="12pt"/>
    </style:style>
    <style:style style:name="P8" style:family="paragraph" style:parent-style-name="Table_20_Contents">
      <style:text-properties officeooo:paragraph-rsid="004f8a18"/>
    </style:style>
    <style:style style:name="P9" style:family="paragraph" style:parent-style-name="Table_20_Heading">
      <style:text-properties style:use-window-font-color="true" style:font-name="Fira Sans" officeooo:rsid="00218444" officeooo:paragraph-rsid="004f8a18" fo:background-color="transparent"/>
    </style:style>
    <style:style style:name="P10" style:family="paragraph" style:parent-style-name="Table_20_Heading">
      <style:text-properties style:use-window-font-color="true" style:font-name="Fira Sans" officeooo:rsid="004f8a18" officeooo:paragraph-rsid="004f8a18" fo:background-color="transparent"/>
    </style:style>
    <style:style style:name="P11" style:family="paragraph" style:parent-style-name="Table_20_Heading">
      <style:text-properties style:use-window-font-color="true" style:font-name="Fira Sans" officeooo:rsid="005005fc" officeooo:paragraph-rsid="005005fc" fo:background-color="transparent"/>
    </style:style>
    <style:style style:name="P12" style:family="paragraph" style:parent-style-name="Title">
      <style:text-properties style:font-name="Fira Sans" officeooo:rsid="0029b4f0" officeooo:paragraph-rsid="0029b4f0"/>
    </style:style>
    <style:style style:name="P13" style:family="paragraph" style:parent-style-name="Standard">
      <style:text-properties style:font-name="Fira Sans" officeooo:rsid="0029b4f0" officeooo:paragraph-rsid="0029b4f0"/>
    </style:style>
    <style:style style:name="P14" style:family="paragraph" style:parent-style-name="Text_20_body">
      <style:text-properties style:font-name="Fira Sans" fo:font-size="8pt" officeooo:paragraph-rsid="006dc523" style:font-size-asian="8pt" style:font-size-complex="8pt"/>
    </style:style>
    <style:style style:name="P15" style:family="paragraph" style:parent-style-name="Table_20_Contents">
      <style:text-properties style:font-name="Fira Sans" officeooo:rsid="005209b6" officeooo:paragraph-rsid="005f3ae0"/>
    </style:style>
    <style:style style:name="P16" style:family="paragraph" style:parent-style-name="Table_20_Contents">
      <style:text-properties style:font-name="Fira Sans" officeooo:rsid="005209b6" officeooo:paragraph-rsid="0067163f"/>
    </style:style>
    <style:style style:name="P17" style:family="paragraph" style:parent-style-name="Table_20_Contents">
      <style:text-properties style:font-name="Fira Sans" fo:font-size="11pt" officeooo:rsid="005209b6" officeooo:paragraph-rsid="006dc523" style:font-size-asian="11pt" style:font-size-complex="11pt"/>
    </style:style>
    <style:style style:name="P18" style:family="paragraph" style:parent-style-name="Table_20_Contents">
      <style:text-properties style:font-name="Fira Sans" fo:font-size="11pt" officeooo:paragraph-rsid="006dc523" style:font-size-asian="11pt" style:font-size-complex="11pt"/>
    </style:style>
    <style:style style:name="P19" style:family="paragraph" style:parent-style-name="Table_20_Contents">
      <style:text-properties officeooo:paragraph-rsid="006753ae"/>
    </style:style>
    <style:style style:name="P20" style:family="paragraph" style:parent-style-name="Table_20_Contents">
      <style:text-properties style:font-name="Fira Sans" officeooo:rsid="005209b6" officeooo:paragraph-rsid="00693f1e"/>
    </style:style>
    <style:style style:name="P21" style:family="paragraph" style:parent-style-name="Table_20_Contents">
      <style:text-properties style:font-name="Fira Sans" fo:font-size="11pt" officeooo:rsid="005209b6" officeooo:paragraph-rsid="006753ae" style:font-size-asian="11pt" style:font-size-complex="11pt"/>
    </style:style>
    <style:style style:name="P22" style:family="paragraph" style:parent-style-name="Table_20_Contents">
      <style:text-properties style:font-name="Fira Sans" fo:font-size="11pt" officeooo:rsid="005209b6" officeooo:paragraph-rsid="006dc523" style:font-size-asian="11pt" style:font-size-complex="11pt"/>
    </style:style>
    <style:style style:name="P23" style:family="paragraph" style:parent-style-name="Table_20_Contents">
      <style:text-properties officeooo:paragraph-rsid="006dc523"/>
    </style:style>
    <style:style style:name="P24" style:family="paragraph" style:parent-style-name="Table_20_Heading">
      <style:text-properties style:use-window-font-color="true" style:font-name="Fira Sans" fo:font-size="11pt" officeooo:rsid="005a6b1b" officeooo:paragraph-rsid="006dc523" fo:background-color="transparent" style:font-size-asian="11pt" style:font-size-complex="11pt"/>
    </style:style>
    <style:style style:name="P25" style:family="paragraph" style:parent-style-name="Table_20_Heading">
      <style:text-properties style:use-window-font-color="true" style:font-name="Fira Sans" fo:font-size="11pt" officeooo:rsid="0050f910" officeooo:paragraph-rsid="0050f910" fo:background-color="transparent" style:font-size-asian="11pt" style:font-size-complex="11pt"/>
    </style:style>
    <style:style style:name="P26" style:family="paragraph" style:parent-style-name="Table_20_Heading">
      <style:text-properties style:use-window-font-color="true" style:font-name="Fira Sans" fo:font-size="11pt" officeooo:rsid="006dc523" officeooo:paragraph-rsid="006dc523" fo:background-color="transparent" style:font-size-asian="11pt" style:font-size-complex="11pt"/>
    </style:style>
    <style:style style:name="T1" style:family="text">
      <style:text-properties officeooo:rsid="0025ce0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officeooo:rsid="00471812" style:font-size-asian="12pt" style:font-weight-asian="normal" style:font-size-complex="12pt" style:font-weight-complex="normal"/>
    </style:style>
    <style:style style:name="T4" style:family="text">
      <style:text-properties style:font-name="Fira Sans"/>
    </style:style>
    <style:style style:name="T5" style:family="text">
      <style:text-properties style:font-name="Fira Sans" officeooo:rsid="004f8a18"/>
    </style:style>
    <style:style style:name="T6" style:family="text">
      <style:text-properties style:font-name="Fira Sans" officeooo:rsid="00594ed0"/>
    </style:style>
    <style:style style:name="T7" style:family="text">
      <style:text-properties style:font-name="Fira Sans" officeooo:rsid="005cd561"/>
    </style:style>
    <style:style style:name="T8" style:family="text">
      <style:text-properties style:font-name="Fira Sans" officeooo:rsid="006590ff"/>
    </style:style>
    <style:style style:name="T9" style:family="text">
      <style:text-properties style:font-name="Fira Sans" officeooo:rsid="005209b6"/>
    </style:style>
    <style:style style:name="T10" style:family="text">
      <style:text-properties style:font-name="Fira Sans" fo:font-size="11pt" style:font-size-asian="11pt" style:font-size-complex="11pt"/>
    </style:style>
    <style:style style:name="T11" style:family="text">
      <style:text-properties style:font-name="Fira Sans" fo:font-size="11pt" officeooo:rsid="00594ed0" style:font-size-asian="11pt" style:font-size-complex="11pt"/>
    </style:style>
    <style:style style:name="T12" style:family="text">
      <style:text-properties officeooo:rsid="005094ac"/>
    </style:style>
    <style:style style:name="T13" style:family="text">
      <style:text-properties officeooo:rsid="005a6b1b"/>
    </style:style>
    <style:style style:name="T14" style:family="text">
      <style:text-properties officeooo:rsid="00594ed0"/>
    </style:style>
    <style:style style:name="T15" style:family="text">
      <style:text-properties officeooo:rsid="005e1fb2"/>
    </style:style>
    <style:style style:name="T16" style:family="text">
      <style:text-properties officeooo:rsid="006753ae"/>
    </style:style>
    <style:style style:name="T17" style:family="text">
      <style:text-properties style:font-name="Fira Sans"/>
    </style:style>
    <style:style style:name="T18" style:family="text">
      <style:text-properties style:font-name="Fira Sans" officeooo:rsid="006753ae"/>
    </style:style>
    <style:style style:name="T19" style:family="text">
      <style:text-properties style:font-name="Fira Sans" officeooo:rsid="00693f1e"/>
    </style:style>
    <style:style style:name="T20" style:family="text">
      <style:text-properties style:font-name="Fira Sans" officeooo:rsid="005209b6"/>
    </style:style>
    <style:style style:name="T21" style:family="text">
      <style:text-properties style:font-name="Fira Sans" fo:font-size="11pt" officeooo:rsid="006753ae" style:font-size-asian="11pt" style:font-size-complex="11pt"/>
    </style:style>
    <style:style style:name="T22" style:family="text">
      <style:text-properties style:font-name="Fira Sans" fo:font-size="11pt" officeooo:rsid="005209b6" style:font-size-asian="11pt" style:font-size-complex="11pt"/>
    </style:style>
    <style:style style:name="T23" style:family="text">
      <style:text-properties officeooo:rsid="006bf7a0"/>
    </style:style>
    <style:style style:name="T24" style:family="text">
      <style:text-properties officeooo:rsid="006c43dc"/>
    </style:style>
    <style:style style:name="T25" style:family="text">
      <style:text-properties officeooo:rsid="006dc523"/>
    </style:style>
  </office:automatic-styles>
  <office:body>
    <office:text>
      <office:forms form:automatic-focus="false" form:apply-design-mode="false"/>
      <text:variable-decls>
        <text:variable-decl office:value-type="float" text:name="event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vent_description" text:name="py3o.event_description"/>
        <text:user-field-decl office:value-type="string" office:string-value="event_name" text:name="py3o.event_name"/>
        <text:user-field-decl office:value-type="string" office:string-value="event_name" text:name="py3o.document.total"/>
        <text:user-field-decl office:value-type="string" office:string-value="Line Value 3" text:name="py3o.line.val3"/>
        <text:user-field-decl office:value-type="string" office:string-value="Invoice.Amount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" text:name="py3o.line.val1"/>
        <text:user-field-decl office:value-type="string" office:string-value="Line Value 2" text:name="py3o.line.val2"/>
        <text:user-field-decl office:value-type="string" office:string-value="item.title" text:name="py3o.item.title"/>
        <text:user-field-decl office:value-type="string" office:string-value="item.text" text:name="py3o.item.text"/>
        <text:user-field-decl office:value-type="string" office:string-value="item.duration" text:name="py3o.item.duration"/>
        <text:user-field-decl office:value-type="string" office:string-value="event_date" text:name="py3o.event_date"/>
        <text:user-field-decl office:value-type="string" office:string-value="item.content_object.state" text:name="py3o.item.content_object.state"/>
        <text:user-field-decl office:value-type="string" office:string-value="item.content_type.name" text:name="py3o.item.content_type.name"/>
        <text:user-field-decl office:value-type="string" office:string-value="item.content_object" text:name="py3o.item.content_object"/>
        <text:user-field-decl office:value-type="string" office:string-value="item.itemprotocol.protocol" text:name="py3o.item.itemprotocol.protocol"/>
        <text:user-field-decl office:value-type="string" office:string-value="item.itemprotocol.protocol" text:name="py3o.itemprotocol.protocol"/>
        <text:user-field-decl office:value-type="string" office:string-value="user" text:name="py3o.user"/>
        <text:user-field-decl office:value-type="string" office:string-value="assignment" text:name="py3o.assignment"/>
        <text:user-field-decl office:value-type="string" office:string-value="user.structure_level" text:name="py3o.user.structure_level"/>
        <text:user-field-decl office:value-type="string" office:string-value="user.last_name" text:name="py3o.user.last_name"/>
        <text:user-field-decl office:value-type="string" office:string-value="user.first_name" text:name="py3o.user.first_name"/>
        <text:user-field-decl office:value-type="string" office:string-value="motion.title" text:name="py3o.motion.title"/>
        <text:user-field-decl office:value-type="string" office:string-value="motion.text" text:name="py3o.motion.text"/>
        <text:user-field-decl office:value-type="string" office:string-value="motion.submitter" text:name="py3o.motion.submitter"/>
        <text:user-field-decl office:value-type="string" office:string-value="motion.item.item_number" text:name="py3o.motion.item.item_number"/>
        <text:user-field-decl office:value-type="string" office:string-value="motion.identifier" text:name="py3o.motion.identifier"/>
        <text:user-field-decl office:value-type="string" office:string-value="submitter.person" text:name="py3o.submitter.person"/>
        <text:user-field-decl office:value-type="string" office:string-value="motion.submitters" text:name="py3o.motion.submitters"/>
        <text:user-field-decl office:value-type="string" office:string-value="submitter" text:name="py3o.submitter"/>
        <text:user-field-decl office:value-type="string" office:string-value="motion.state" text:name="py3o.motion.state"/>
      </text:user-field-decls>
      <text:p text:style-name="P12"><text:span text:style-name="T24">List of motions</text:span></text:p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26">#</text:p>
            </table:table-cell>
            <table:table-cell table:style-name="Tabelle1.A1" office:value-type="string">
              <text:p text:style-name="P25"><text:span text:style-name="T25">Title</text:span></text:p>
            </table:table-cell>
            <table:table-cell table:style-name="Tabelle1.A1" office:value-type="string">
              <text:p text:style-name="P24">Antragsteller/<text:span text:style-name="T23">in</text:span></text:p>
            </table:table-cell>
            <table:table-cell table:style-name="Tabelle1.D1" office:value-type="string">
              <text:p text:style-name="P26">State</text:p>
            </table:table-cell>
          </table:table-row>
        </table:table-header-rows>
        <table:table-row>
          <table:table-cell table:style-name="Tabelle1.A2" table:number-columns-spanned="4" office:value-type="string">
            <text:p text:style-name="Table_20_Contents"><text:a xlink:type="simple" xlink:href="py3o://for=%22motion%20in%20motions%22" text:style-name="Internet_20_link" text:visited-style-name="Visited_20_Internet_20_Link"><text:span text:style-name="T11">for="motion in motions"</text:span></text:a></text:p>
          </table:table-cell>
          <table:covered-table-cell/>
          <table:covered-table-cell/>
          <table:covered-table-cell/>
        </table:table-row>
        <table:table-row>
          <table:table-cell table:style-name="Tabelle1.A3" office:value-type="string">
            <text:p text:style-name="P18"><text:user-field-get text:name="py3o.motion.identifier">motion.identifier</text:user-field-get></text:p>
          </table:table-cell>
          <table:table-cell table:style-name="Tabelle1.B3" office:value-type="string">
            <text:p text:style-name="P17"><text:user-field-get text:name="py3o.motion.title">motion.title</text:user-field-get></text:p>
          </table:table-cell>
          <table:table-cell table:style-name="Tabelle1.C3" office:value-type="string">
            <text:p text:style-name="P23"><text:a xlink:type="simple" xlink:href="py3o://for=&quot;submitter in motion.submitter.all()&quot;" text:style-name="Internet_20_link" text:visited-style-name="Visited_20_Internet_20_Link"><text:span text:style-name="T21">for="submitter in motion.submitter.all()"</text:span></text:a></text:p>
            <text:p text:style-name="P17"><text:user-field-get text:name="py3o.submitter">submitter</text:user-field-get></text:p>
            <text:p text:style-name="P17"><text:a xlink:type="simple" xlink:href="py3o:///for" text:style-name="Internet_20_link" text:visited-style-name="Visited_20_Internet_20_Link"><text:span text:style-name="T4">/for</text:span></text:a></text:p>
          </table:table-cell>
          <table:table-cell table:style-name="Tabelle1.D3" office:value-type="string">
            <text:p text:style-name="P19"><text:span text:style-name="T21"><text:user-field-get text:name="py3o.motion.state">motion.state</text:user-field-get></text:span></text:p>
          </table:table-cell>
        </table:table-row>
        <table:table-row>
          <table:table-cell table:style-name="Tabelle1.A4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10">/for</text:span></text:a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Fira Sans" fo:font-size="8pt" officeooo:paragraph-rsid="006dc523" style:font-size-asian="8pt" style:font-size-complex="8pt"/>
    </style:style>
    <style:style style:name="MT1" style:family="text">
      <style:text-properties officeooo:rsid="0025ce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event_date" text:name="py3o.event_date"/>
          <text:user-field-decl office:value-type="string" office:string-value="event_description" text:name="py3o.event_description"/>
          <text:user-field-decl office:value-type="string" office:string-value="event_name" text:name="py3o.event_name"/>
        </text:user-field-decls>
        <text:p text:style-name="MP1"><text:user-field-get text:name="py3o.event_name">event_name</text:user-field-get> <text:span text:style-name="MT1">| </text:span><text:span text:style-name="MT1"><text:user-field-get text:name="py3o.event_description">event_description</text:user-field-get></text:span><text:span text:style-name="MT1"><text:line-break/></text:span><text:span text:style-name="MT1"><text:user-field-get text:name="py3o.event_date">event_date</text:user-field-get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Florent Aide</meta:initial-creator>
    <meta:creation-date>2010-09-07T17:55:48</meta:creation-date>
    <dc:date>2015-03-03T09:58:56.946460022</dc:date>
    <dc:language>en-GB</dc:language>
    <meta:editing-cycles>106</meta:editing-cycles>
    <meta:editing-duration>PT20H7M10S</meta:editing-duration>
    <meta:document-statistic meta:table-count="1" meta:image-count="0" meta:object-count="0" meta:page-count="1" meta:paragraph-count="14" meta:word-count="23" meta:character-count="205" meta:non-whitespace-character-count="196"/>
    <meta:user-defined meta:name="Info 1"/>
    <meta:user-defined meta:name="Info 2"/>
    <meta:user-defined meta:name="Info 3"/>
    <meta:user-defined meta:name="Info 4"/>
  </office:meta>
</office:document-meta>
</file>